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cm" svg:y1="18.1cm" svg:x2="3.7cm" svg:y2="2cm">
          <text:p/>
        </draw:line>
        <draw:line draw:style-name="gr1" draw:text-style-name="P1" draw:layer="layout" svg:x1="3.7cm" svg:y1="18cm" svg:x2="19.7cm" svg:y2="17.9cm">
          <text:p/>
        </draw:line>
        <draw:frame draw:style-name="gr2" draw:layer="layout" svg:width="4.058cm" svg:height="0.962cm" svg:x="9.242cm" svg:y="18.2cm">
          <draw:text-box>
            <text:p>Temperature</text:p>
          </draw:text-box>
        </draw:frame>
        <draw:frame draw:style-name="gr2" draw:text-style-name="P1" draw:layer="layout" svg:width="3.808cm" svg:height="1.673cm" draw:transform="rotate (1.5707963267949) translate (1.927cm 10.8cm)">
          <draw:text-box>
            <text:p text:style-name="P1">Equilibrium </text:p>
            <text:p text:style-name="P1">Conversion</text:p>
          </draw:text-box>
        </draw:frame>
        <draw:path draw:style-name="gr3" draw:text-style-name="P1" draw:layer="layout" svg:width="14.396cm" svg:height="13.597cm" draw:transform="skewX (0.0207694180987325) rotate (1.42052347819818) translate (4.49999804969727cm 17.3999996631242cm)" svg:viewBox="0 0 14397 13598" svg:d="M0 0c30766-6 2652 13598 2652 1359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9:25:04.345946086</meta:creation-date>
    <dc:date>2016-11-09T09:30:19.265516180</dc:date>
    <meta:editing-duration>P0D</meta:editing-duration>
    <meta:editing-cycles>1</meta:editing-cycles>
    <meta:document-statistic meta:object-count="5"/>
    <meta:generator>LibreOffice/4.2.8.2$Linux_X86_64 LibreOffice_project/420m0$Build-2</meta:generator>
  </office:meta>
</office:document-meta>
</file>